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62cm"/>
    </style:style>
    <style:style style:name="co2" style:family="table-column">
      <style:table-column-properties fo:break-before="auto" style:column-width="4.382cm"/>
    </style:style>
    <style:style style:name="co3" style:family="table-column">
      <style:table-column-properties fo:break-before="auto" style:column-width="18.29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requérant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row table:style-name="ro1">
          <table:table-cell office:value-type="string" calcext:value-type="string">
            <text:p>Coord GPS (lat, long)</text:p>
          </table:table-cell>
          <table:table-cell office:value-type="string" calcext:value-type="string">
            <text:p>Ordre du/des requérants</text:p>
          </table:table-cell>
          <table:table-cell office:value-type="string" calcext:value-type="string">
            <text:p>Données GeoJson</text:p>
          </table:table-cell>
        </table:table-row>
        <table:table-row table:style-name="ro1">
          <table:table-cell office:value-type="string" calcext:value-type="string">
            <text:p>3.0998542,50.6235278</text:p>
          </table:table-cell>
          <table:table-cell office:value-type="float" office:value="1" calcext:value-type="float">
            <text:p>1</text:p>
          </table:table-cell>
          <table:table-cell table:formula="of:=&quot;{&quot;&quot;type&quot;&quot;:&quot;&quot;Feature&quot;&quot;,&quot;&quot;id&quot;&quot;:&quot;&quot;&quot;&amp; [.B2] &amp;&quot;&quot;&quot;,&quot;&quot;geometry&quot;&quot;: {&quot;&quot;type&quot;&quot;:&quot;&quot;Point&quot;&quot;,&quot;&quot;coordinates&quot;&quot;:[&quot;&amp;[.A3]&amp;&quot;]},&quot;&quot;properties&quot;&quot;: {&quot;&quot;id&quot;&quot;:&quot;&quot;&quot;&amp;[.B2]&amp;&quot;&quot;&quot;}},&quot;" office:value-type="string" office:string-value="{&quot;type&quot;:&quot;Feature&quot;,&quot;id&quot;:&quot;1&quot;,&quot;geometry&quot;: {&quot;type&quot;:&quot;Point&quot;,&quot;coordinates&quot;:[3.1020108,50.626879]},&quot;properties&quot;: {&quot;id&quot;:&quot;1&quot;}}," calcext:value-type="string">
            <text:p>{"type":"Feature","id":"1","geometry": {"type":"Point","coordinates":[3.1020108,50.626879]},"properties": {"id":"1"}},</text:p>
          </table:table-cell>
        </table:table-row>
        <table:table-row table:style-name="ro1">
          <table:table-cell office:value-type="string" calcext:value-type="string">
            <text:p>3.1020108,50.626879</text:p>
          </table:table-cell>
          <table:table-cell office:value-type="string" calcext:value-type="string">
            <text:p>2, 3</text:p>
          </table:table-cell>
          <table:table-cell table:formula="of:=&quot;{&quot;&quot;type&quot;&quot;:&quot;&quot;Feature&quot;&quot;,&quot;&quot;id&quot;&quot;:&quot;&quot;&quot;&amp; [.B3] &amp;&quot;&quot;&quot;,&quot;&quot;geometry&quot;&quot;: {&quot;&quot;type&quot;&quot;:&quot;&quot;Point&quot;&quot;,&quot;&quot;coordinates&quot;&quot;:[&quot;&amp;[.A4]&amp;&quot;]},&quot;&quot;properties&quot;&quot;: {&quot;&quot;id&quot;&quot;:&quot;&quot;&quot;&amp;[.B3]&amp;&quot;&quot;&quot;}},&quot;" office:value-type="string" office:string-value="{&quot;type&quot;:&quot;Feature&quot;,&quot;id&quot;:&quot;2, 3&quot;,&quot;geometry&quot;: {&quot;type&quot;:&quot;Point&quot;,&quot;coordinates&quot;:[3.1060237,50.6291783]},&quot;properties&quot;: {&quot;id&quot;:&quot;2, 3&quot;}}," calcext:value-type="string">
            <text:p>{"type":"Feature","id":"2, 3","geometry": {"type":"Point","coordinates":[3.1060237,50.6291783]},"properties": {"id":"2, 3"}},</text:p>
          </table:table-cell>
        </table:table-row>
        <table:table-row table:style-name="ro1">
          <table:table-cell office:value-type="string" calcext:value-type="string">
            <text:p>3.1060237,50.6291783</text:p>
          </table:table-cell>
          <table:table-cell office:value-type="string" calcext:value-type="string">
            <text:p>4 à 10</text:p>
          </table:table-cell>
          <table:table-cell table:formula="of:=&quot;{&quot;&quot;type&quot;&quot;:&quot;&quot;Feature&quot;&quot;,&quot;&quot;id&quot;&quot;:&quot;&quot;&quot;&amp; [.B4] &amp;&quot;&quot;&quot;,&quot;&quot;geometry&quot;&quot;: {&quot;&quot;type&quot;&quot;:&quot;&quot;Point&quot;&quot;,&quot;&quot;coordinates&quot;&quot;:[&quot;&amp;[.A5]&amp;&quot;]},&quot;&quot;properties&quot;&quot;: {&quot;&quot;id&quot;&quot;:&quot;&quot;&quot;&amp;[.B4]&amp;&quot;&quot;&quot;}},&quot;" office:value-type="string" office:string-value="{&quot;type&quot;:&quot;Feature&quot;,&quot;id&quot;:&quot;4 à 10&quot;,&quot;geometry&quot;: {&quot;type&quot;:&quot;Point&quot;,&quot;coordinates&quot;:[3.1043487,50.6259023]},&quot;properties&quot;: {&quot;id&quot;:&quot;4 à 10&quot;}}," calcext:value-type="string">
            <text:p>{"type":"Feature","id":"4 à 10","geometry": {"type":"Point","coordinates":[3.1043487,50.6259023]},"properties": {"id":"4 à 10"}},</text:p>
          </table:table-cell>
        </table:table-row>
        <table:table-row table:style-name="ro1">
          <table:table-cell office:value-type="string" calcext:value-type="string">
            <text:p>3.1043487,50.6259023</text:p>
          </table:table-cell>
          <table:table-cell office:value-type="string" calcext:value-type="string">
            <text:p>11 à 47</text:p>
          </table:table-cell>
          <table:table-cell table:formula="of:=&quot;{&quot;&quot;type&quot;&quot;:&quot;&quot;Feature&quot;&quot;,&quot;&quot;id&quot;&quot;:&quot;&quot;&quot;&amp; [.B5] &amp;&quot;&quot;&quot;,&quot;&quot;geometry&quot;&quot;: {&quot;&quot;type&quot;&quot;:&quot;&quot;Point&quot;&quot;,&quot;&quot;coordinates&quot;&quot;:[&quot;&amp;[.A6]&amp;&quot;]},&quot;&quot;properties&quot;&quot;: {&quot;&quot;id&quot;&quot;:&quot;&quot;&quot;&amp;[.B5]&amp;&quot;&quot;&quot;}},&quot;" office:value-type="string" office:string-value="{&quot;type&quot;:&quot;Feature&quot;,&quot;id&quot;:&quot;11 à 47&quot;,&quot;geometry&quot;: {&quot;type&quot;:&quot;Point&quot;,&quot;coordinates&quot;:[3.1032318,50.6242386]},&quot;properties&quot;: {&quot;id&quot;:&quot;11 à 47&quot;}}," calcext:value-type="string">
            <text:p>{"type":"Feature","id":"11 à 47","geometry": {"type":"Point","coordinates":[3.1032318,50.6242386]},"properties": {"id":"11 à 47"}},</text:p>
          </table:table-cell>
        </table:table-row>
        <table:table-row table:style-name="ro1">
          <table:table-cell office:value-type="string" calcext:value-type="string">
            <text:p>3.1032318,50.6242386</text:p>
          </table:table-cell>
          <table:table-cell office:value-type="string" calcext:value-type="string">
            <text:p>48,49,52</text:p>
          </table:table-cell>
          <table:table-cell table:formula="of:=&quot;{&quot;&quot;type&quot;&quot;:&quot;&quot;Feature&quot;&quot;,&quot;&quot;id&quot;&quot;:&quot;&quot;&quot;&amp; [.B6] &amp;&quot;&quot;&quot;,&quot;&quot;geometry&quot;&quot;: {&quot;&quot;type&quot;&quot;:&quot;&quot;Point&quot;&quot;,&quot;&quot;coordinates&quot;&quot;:[&quot;&amp;[.A7]&amp;&quot;]},&quot;&quot;properties&quot;&quot;: {&quot;&quot;id&quot;&quot;:&quot;&quot;&quot;&amp;[.B6]&amp;&quot;&quot;&quot;}},&quot;" office:value-type="string" office:string-value="{&quot;type&quot;:&quot;Feature&quot;,&quot;id&quot;:&quot;48,49,52&quot;,&quot;geometry&quot;: {&quot;type&quot;:&quot;Point&quot;,&quot;coordinates&quot;:[3.1023527,50.6243105]},&quot;properties&quot;: {&quot;id&quot;:&quot;48,49,52&quot;}}," calcext:value-type="string">
            <text:p>{"type":"Feature","id":"48,49,52","geometry": {"type":"Point","coordinates":[3.1023527,50.6243105]},"properties": {"id":"48,49,52"}},</text:p>
          </table:table-cell>
        </table:table-row>
        <table:table-row table:style-name="ro1">
          <table:table-cell office:value-type="string" calcext:value-type="string">
            <text:p>3.1023527,50.6243105</text:p>
          </table:table-cell>
          <table:table-cell office:value-type="string" calcext:value-type="string">
            <text:p>50,51</text:p>
          </table:table-cell>
          <table:table-cell table:formula="of:=&quot;{&quot;&quot;type&quot;&quot;:&quot;&quot;Feature&quot;&quot;,&quot;&quot;id&quot;&quot;:&quot;&quot;&quot;&amp; [.B7] &amp;&quot;&quot;&quot;,&quot;&quot;geometry&quot;&quot;: {&quot;&quot;type&quot;&quot;:&quot;&quot;Point&quot;&quot;,&quot;&quot;coordinates&quot;&quot;:[&quot;&amp;[.A8]&amp;&quot;]},&quot;&quot;properties&quot;&quot;: {&quot;&quot;id&quot;&quot;:&quot;&quot;&quot;&amp;[.B7]&amp;&quot;&quot;&quot;}},&quot;" office:value-type="string" office:string-value="{&quot;type&quot;:&quot;Feature&quot;,&quot;id&quot;:&quot;50,51&quot;,&quot;geometry&quot;: {&quot;type&quot;:&quot;Point&quot;,&quot;coordinates&quot;:[3.1084833,50.6281334]},&quot;properties&quot;: {&quot;id&quot;:&quot;50,51&quot;}}," calcext:value-type="string">
            <text:p>{"type":"Feature","id":"50,51","geometry": {"type":"Point","coordinates":[3.1084833,50.6281334]},"properties": {"id":"50,51"}},</text:p>
          </table:table-cell>
        </table:table-row>
        <table:table-row table:style-name="ro1">
          <table:table-cell office:value-type="string" calcext:value-type="string">
            <text:p>3.1084833,50.6281334</text:p>
          </table:table-cell>
          <table:table-cell office:value-type="string" calcext:value-type="string">
            <text:p>53 à 64</text:p>
          </table:table-cell>
          <table:table-cell table:formula="of:=&quot;{&quot;&quot;type&quot;&quot;:&quot;&quot;Feature&quot;&quot;,&quot;&quot;id&quot;&quot;:&quot;&quot;&quot;&amp; [.B8] &amp;&quot;&quot;&quot;,&quot;&quot;geometry&quot;&quot;: {&quot;&quot;type&quot;&quot;:&quot;&quot;Point&quot;&quot;,&quot;&quot;coordinates&quot;&quot;:[&quot;&amp;[.A9]&amp;&quot;]},&quot;&quot;properties&quot;&quot;: {&quot;&quot;id&quot;&quot;:&quot;&quot;&quot;&amp;[.B8]&amp;&quot;&quot;&quot;}},&quot;" office:value-type="string" office:string-value="{&quot;type&quot;:&quot;Feature&quot;,&quot;id&quot;:&quot;53 à 64&quot;,&quot;geometry&quot;: {&quot;type&quot;:&quot;Point&quot;,&quot;coordinates&quot;:[3.1085088,50.6281351]},&quot;properties&quot;: {&quot;id&quot;:&quot;53 à 64&quot;}}," calcext:value-type="string">
            <text:p>{"type":"Feature","id":"53 à 64","geometry": {"type":"Point","coordinates":[3.1085088,50.6281351]},"properties": {"id":"53 à 64"}},</text:p>
          </table:table-cell>
        </table:table-row>
        <table:table-row table:style-name="ro1">
          <table:table-cell office:value-type="string" calcext:value-type="string">
            <text:p>3.1085088,50.6281351</text:p>
          </table:table-cell>
          <table:table-cell office:value-type="string" calcext:value-type="string">
            <text:p>65 à 69</text:p>
          </table:table-cell>
          <table:table-cell table:formula="of:=&quot;{&quot;&quot;type&quot;&quot;:&quot;&quot;Feature&quot;&quot;,&quot;&quot;id&quot;&quot;:&quot;&quot;&quot;&amp; [.B9] &amp;&quot;&quot;&quot;,&quot;&quot;geometry&quot;&quot;: {&quot;&quot;type&quot;&quot;:&quot;&quot;Point&quot;&quot;,&quot;&quot;coordinates&quot;&quot;:[&quot;&amp;[.A10]&amp;&quot;]},&quot;&quot;properties&quot;&quot;: {&quot;&quot;id&quot;&quot;:&quot;&quot;&quot;&amp;[.B9]&amp;&quot;&quot;&quot;}},&quot;" office:value-type="string" office:string-value="{&quot;type&quot;:&quot;Feature&quot;,&quot;id&quot;:&quot;65 à 69&quot;,&quot;geometry&quot;: {&quot;type&quot;:&quot;Point&quot;,&quot;coordinates&quot;:[]},&quot;properties&quot;: {&quot;id&quot;:&quot;65 à 69&quot;}}," calcext:value-type="string">
            <text:p>{"type":"Feature","id":"65 à 69","geometry": {"type":"Point","coordinates":[]},"properties": {"id":"65 à 69"}},</text:p>
          </table:table-cell>
        </table:table-row>
        <table:table-row table:style-name="ro1">
          <table:table-cell table:number-columns-repeated="2"/>
          <table:table-cell table:formula="of:=&quot;{&quot;&quot;type&quot;&quot;:&quot;&quot;Feature&quot;&quot;,&quot;&quot;id&quot;&quot;:&quot;&quot;&quot;&amp; [.B10] &amp;&quot;&quot;&quot;,&quot;&quot;geometry&quot;&quot;: {&quot;&quot;type&quot;&quot;:&quot;&quot;Point&quot;&quot;,&quot;&quot;coordinates&quot;&quot;:[&quot;&amp;[.A11]&amp;&quot;]},&quot;&quot;properties&quot;&quot;: {&quot;&quot;id&quot;&quot;:&quot;&quot;&quot;&amp;[.B10]&amp;&quot;&quot;&quot;}},&quot;" office:value-type="string" office:string-value="{&quot;type&quot;:&quot;Feature&quot;,&quot;id&quot;:&quot;&quot;,&quot;geometry&quot;: {&quot;type&quot;:&quot;Point&quot;,&quot;coordinates&quot;:[]},&quot;properties&quot;: {&quot;id&quot;:&quot;&quot;}}," calcext:value-type="string">
            <text:p>{"type":"Feature","id":"","geometry": {"type":"Point","coordinates":[]},"properties": {"id":""}},</text:p>
          </table:table-cell>
        </table:table-row>
        <table:table-row table:style-name="ro1">
          <table:table-cell table:number-columns-repeated="2"/>
          <table:table-cell table:formula="of:=&quot;{&quot;&quot;type&quot;&quot;:&quot;&quot;Feature&quot;&quot;,&quot;&quot;id&quot;&quot;:&quot;&quot;&quot;&amp; [.B11] &amp;&quot;&quot;&quot;,&quot;&quot;geometry&quot;&quot;: {&quot;&quot;type&quot;&quot;:&quot;&quot;Point&quot;&quot;,&quot;&quot;coordinates&quot;&quot;:[&quot;&amp;[.A12]&amp;&quot;]},&quot;&quot;properties&quot;&quot;: {&quot;&quot;id&quot;&quot;:&quot;&quot;&quot;&amp;[.B11]&amp;&quot;&quot;&quot;}},&quot;" office:value-type="string" office:string-value="{&quot;type&quot;:&quot;Feature&quot;,&quot;id&quot;:&quot;&quot;,&quot;geometry&quot;: {&quot;type&quot;:&quot;Point&quot;,&quot;coordinates&quot;:[]},&quot;properties&quot;: {&quot;id&quot;:&quot;&quot;}}," calcext:value-type="string">
            <text:p>{"type":"Feature","id":"","geometry": {"type":"Point","coordinates":[]},"properties": {"id":""}},</text:p>
          </table:table-cell>
        </table:table-row>
        <table:table-row table:style-name="ro1">
          <table:table-cell table:number-columns-repeated="2"/>
          <table:table-cell table:formula="of:=&quot;{&quot;&quot;type&quot;&quot;:&quot;&quot;Feature&quot;&quot;,&quot;&quot;id&quot;&quot;:&quot;&quot;&quot;&amp; [.B12] &amp;&quot;&quot;&quot;,&quot;&quot;geometry&quot;&quot;: {&quot;&quot;type&quot;&quot;:&quot;&quot;Point&quot;&quot;,&quot;&quot;coordinates&quot;&quot;:[&quot;&amp;[.A2]&amp;&quot;]},&quot;&quot;properties&quot;&quot;: {&quot;&quot;id&quot;&quot;:&quot;&quot;&quot;&amp;[.B12]&amp;&quot;&quot;&quot;}},&quot;" office:value-type="string" office:string-value="{&quot;type&quot;:&quot;Feature&quot;,&quot;id&quot;:&quot;&quot;,&quot;geometry&quot;: {&quot;type&quot;:&quot;Point&quot;,&quot;coordinates&quot;:[3.0998542,50.6235278]},&quot;properties&quot;: {&quot;id&quot;:&quot;&quot;}}," calcext:value-type="string">
            <text:p>{"type":"Feature","id":"","geometry": {"type":"Point","coordinates":[3.0998542,50.6235278]},"properties": {"id":""}},</text:p>
          </table:table-cell>
        </table:table-row>
        <table:table-row table:style-name="ro1">
          <table:table-cell table:style-name="Default"/>
          <table:table-cell/>
          <table:table-cell table:formula="of:=&quot;{&quot;&quot;type&quot;&quot;:&quot;&quot;Feature&quot;&quot;,&quot;&quot;id&quot;&quot;:&quot;&quot;&quot;&amp; [.B13] &amp;&quot;&quot;&quot;,&quot;&quot;geometry&quot;&quot;: {&quot;&quot;type&quot;&quot;:&quot;&quot;Point&quot;&quot;,&quot;&quot;coordinates&quot;&quot;:[&quot;&amp;[.A14]&amp;&quot;]},&quot;&quot;properties&quot;&quot;: {&quot;&quot;id&quot;&quot;:&quot;&quot;&quot;&amp;[.B13]&amp;&quot;&quot;&quot;}},&quot;" office:value-type="string" office:string-value="{&quot;type&quot;:&quot;Feature&quot;,&quot;id&quot;:&quot;&quot;,&quot;geometry&quot;: {&quot;type&quot;:&quot;Point&quot;,&quot;coordinates&quot;:[]},&quot;properties&quot;: {&quot;id&quot;:&quot;&quot;}}," calcext:value-type="string">
            <text:p>{"type":"Feature","id":"","geometry": {"type":"Point","coordinates":[]},"properties": {"id":""}},</text:p>
          </table:table-cell>
        </table:table-row>
        <table:table-row table:style-name="ro1">
          <table:table-cell table:number-columns-repeated="2"/>
          <table:table-cell table:formula="of:=&quot;{&quot;&quot;type&quot;&quot;:&quot;&quot;Feature&quot;&quot;,&quot;&quot;id&quot;&quot;:&quot;&quot;&quot;&amp; [.B14] &amp;&quot;&quot;&quot;,&quot;&quot;geometry&quot;&quot;: {&quot;&quot;type&quot;&quot;:&quot;&quot;Point&quot;&quot;,&quot;&quot;coordinates&quot;&quot;:[&quot;&amp;[.A15]&amp;&quot;]},&quot;&quot;properties&quot;&quot;: {&quot;&quot;id&quot;&quot;:&quot;&quot;&quot;&amp;[.B14]&amp;&quot;&quot;&quot;}},&quot;" office:value-type="string" office:string-value="{&quot;type&quot;:&quot;Feature&quot;,&quot;id&quot;:&quot;&quot;,&quot;geometry&quot;: {&quot;type&quot;:&quot;Point&quot;,&quot;coordinates&quot;:[]},&quot;properties&quot;: {&quot;id&quot;:&quot;&quot;}}," calcext:value-type="string">
            <text:p>{"type":"Feature","id":"","geometry": {"type":"Point","coordinates":[]},"properties": {"id":""}},</text:p>
          </table:table-cell>
        </table:table-row>
        <table:table-row table:style-name="ro1">
          <table:table-cell table:number-columns-repeated="2"/>
          <table:table-cell table:formula="of:=&quot;{&quot;&quot;type&quot;&quot;:&quot;&quot;Feature&quot;&quot;,&quot;&quot;id&quot;&quot;:&quot;&quot;&quot;&amp; [.B15] &amp;&quot;&quot;&quot;,&quot;&quot;geometry&quot;&quot;: {&quot;&quot;type&quot;&quot;:&quot;&quot;Point&quot;&quot;,&quot;&quot;coordinates&quot;&quot;:[&quot;&amp;[.A16]&amp;&quot;]},&quot;&quot;properties&quot;&quot;: {&quot;&quot;id&quot;&quot;:&quot;&quot;&quot;&amp;[.B15]&amp;&quot;&quot;&quot;}},&quot;" office:value-type="string" office:string-value="{&quot;type&quot;:&quot;Feature&quot;,&quot;id&quot;:&quot;&quot;,&quot;geometry&quot;: {&quot;type&quot;:&quot;Point&quot;,&quot;coordinates&quot;:[]},&quot;properties&quot;: {&quot;id&quot;:&quot;&quot;}}," calcext:value-type="string">
            <text:p>{"type":"Feature","id":"","geometry": {"type":"Point","coordinates":[]},"properties": {"id":""}},</text:p>
          </table:table-cell>
        </table:table-row>
        <table:table-row table:style-name="ro1">
          <table:table-cell table:number-columns-repeated="2"/>
          <table:table-cell table:formula="of:=&quot;{&quot;&quot;type&quot;&quot;:&quot;&quot;Feature&quot;&quot;,&quot;&quot;id&quot;&quot;:&quot;&quot;&quot;&amp; [.B16] &amp;&quot;&quot;&quot;,&quot;&quot;geometry&quot;&quot;: {&quot;&quot;type&quot;&quot;:&quot;&quot;Point&quot;&quot;,&quot;&quot;coordinates&quot;&quot;:[&quot;&amp;[.A17]&amp;&quot;]},&quot;&quot;properties&quot;&quot;: {&quot;&quot;id&quot;&quot;:&quot;&quot;&quot;&amp;[.B16]&amp;&quot;&quot;&quot;}},&quot;" office:value-type="string" office:string-value="{&quot;type&quot;:&quot;Feature&quot;,&quot;id&quot;:&quot;&quot;,&quot;geometry&quot;: {&quot;type&quot;:&quot;Point&quot;,&quot;coordinates&quot;:[]},&quot;properties&quot;: {&quot;id&quot;:&quot;&quot;}}," calcext:value-type="string">
            <text:p>{"type":"Feature","id":"","geometry": {"type":"Point","coordinates":[]},"properties": {"id":""}},</text:p>
          </table:table-cell>
        </table:table-row>
        <table:table-row table:style-name="ro1">
          <table:table-cell table:number-columns-repeated="2"/>
          <table:table-cell table:formula="of:=&quot;{&quot;&quot;type&quot;&quot;:&quot;&quot;Feature&quot;&quot;,&quot;&quot;id&quot;&quot;:&quot;&quot;&quot;&amp; [.B17] &amp;&quot;&quot;&quot;,&quot;&quot;geometry&quot;&quot;: {&quot;&quot;type&quot;&quot;:&quot;&quot;Point&quot;&quot;,&quot;&quot;coordinates&quot;&quot;:[&quot;&amp;[.A18]&amp;&quot;]},&quot;&quot;properties&quot;&quot;: {&quot;&quot;id&quot;&quot;:&quot;&quot;&quot;&amp;[.B17]&amp;&quot;&quot;&quot;}},&quot;" office:value-type="string" office:string-value="{&quot;type&quot;:&quot;Feature&quot;,&quot;id&quot;:&quot;&quot;,&quot;geometry&quot;: {&quot;type&quot;:&quot;Point&quot;,&quot;coordinates&quot;:[]},&quot;properties&quot;: {&quot;id&quot;:&quot;&quot;}}," calcext:value-type="string">
            <text:p>{"type":"Feature","id":"","geometry": {"type":"Point","coordinates":[]},"properties": {"id":""}},</text:p>
          </table:table-cell>
        </table:table-row>
        <table:table-row table:style-name="ro1" table:number-rows-repeated="104855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requérants.A1:requérants.XFD1048576">
          <table:sort>
            <table:sort-by table:field-number="5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5">00/00/0000</text:date>, <text:time style:data-style-name="N2" text:time-value="19:07:11.29031753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9:07:44.304242688</meta:creation-date>
    <meta:editing-duration>P0D</meta:editing-duration>
    <meta:editing-cycles>1</meta:editing-cycles>
    <meta:generator>LibreOffice/7.5.9.2$Linux_X86_64 LibreOffice_project/50$Build-2</meta:generator>
    <meta:document-statistic meta:table-count="1" meta:cell-count="35" meta:object-count="0"/>
  </office:meta>
</office:document-meta>
</file>